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12844f" officeooo:paragraph-rsid="0012844f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 style:list-style-name="L1">
      <style:text-properties fo:language="en" fo:country="US" officeooo:rsid="00130e13" officeooo:paragraph-rsid="00130e13"/>
    </style:style>
    <style:style style:name="P5" style:family="paragraph" style:parent-style-name="Standard">
      <style:text-properties fo:language="en" fo:country="US" officeooo:rsid="0014261d" officeooo:paragraph-rsid="0014261d"/>
    </style:style>
    <style:style style:name="P6" style:family="paragraph" style:parent-style-name="Standard" style:list-style-name="L2">
      <style:text-properties fo:language="en" fo:country="US" officeooo:rsid="0014261d" officeooo:paragraph-rsid="0014261d"/>
    </style:style>
    <style:style style:name="P7" style:family="paragraph" style:parent-style-name="Standard" style:list-style-name="L1">
      <style:text-properties fo:language="en" fo:country="US" officeooo:rsid="0014261d" officeooo:paragraph-rsid="0014261d" fo:background-color="#66ff66"/>
    </style:style>
    <style:style style:name="P8" style:family="paragraph" style:parent-style-name="Standard" style:list-style-name="L2">
      <style:text-properties fo:language="en" fo:country="US" officeooo:rsid="0015bc2b" officeooo:paragraph-rsid="0015bc2b"/>
    </style:style>
    <style:style style:name="T1" style:family="text">
      <style:text-properties fo:color="#666666" fo:font-style="italic" style:font-style-asian="italic" style:font-style-complex="italic"/>
    </style:style>
    <style:style style:name="T2" style:family="text">
      <style:text-properties fo:color="#666666" fo:font-style="italic" officeooo:rsid="00130e13" style:font-style-asian="italic" style:font-style-complex="italic"/>
    </style:style>
    <style:style style:name="T3" style:family="text">
      <style:text-properties fo:color="#666666" fo:font-style="italic" officeooo:rsid="0014261d" style:font-style-asian="italic" style:font-style-complex="italic"/>
    </style:style>
    <style:style style:name="T4" style:family="text">
      <style:text-properties officeooo:rsid="0015bc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5">Gabriel Staples</text:p>
      <text:p text:style-name="P5">22 Mar. 2020 </text:p>
      <text:p text:style-name="P5"/>
      <text:list xml:id="list728294280" text:style-name="L1">
        <text:list-item>
          <text:p text:style-name="P7">20200322:</text:p>
        </text:list-item>
      </text:list>
      <text:list xml:id="list690472665" text:style-name="L2">
        <text:list-item>
          <text:list>
            <text:list-item>
              <text:p text:style-name="P6">Add <text:span text:style-name="T4">Node class function to alphabetically sort all children in the list – nah—sort by the order that `git branch` outputs instead!</text:span></text:p>
            </text:list-item>
            <text:list-item>
              <text:p text:style-name="P8">Move all nodes in main() into a list</text:p>
            </text:list-item>
            <text:list-item>
              <text:p text:style-name="P6"/>
            </text:list-item>
            <text:list-item>
              <text:p text:style-name="P6"/>
            </text:list-item>
            <text:list-item>
              <text:p text:style-name="P6"/>
            </text:list-item>
          </text:list>
        </text:list-item>
      </text:list>
      <text:list xml:id="list213352544001889" text:continue-list="list728294280" text:style-name="L1">
        <text:list-item>
          <text:p text:style-name="P4">d</text:p>
        </text:list-item>
        <text:list-item>
          <text:p text:style-name="P4">d</text:p>
        </text:list-item>
        <text:list-item>
          <text:p text:style-name="P4">d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12844f" officeooo:paragraph-rsid="0012844f"/>
    </style:style>
    <style:style style:name="MT1" style:family="text">
      <style:text-properties fo:color="#666666" fo:font-style="italic" officeooo:rsid="0014261d" style:font-style-asian="italic" style:font-style-complex="italic"/>
    </style:style>
    <style:style style:name="MT2" style:family="text">
      <style:text-properties fo:color="#666666" fo:font-style="italic" style:font-style-asian="italic" style:font-style-complex="italic"/>
    </style:style>
    <style:style style:name="MT3" style:family="text">
      <style:text-properties fo:color="#666666" fo:font-style="italic" officeooo:rsid="00130e13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git-tree</text:span><text:span text:style-name="MT2"> – </text:span><text:span text:style-name="MT3">what to work on next </text:span><text:tab/><text:tab/><text:page-number text:select-page="current">1</text:page-number>/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09:17:52.915364562</meta:creation-date>
    <dc:date>2020-03-22T21:33:50.558267466</dc:date>
    <meta:editing-duration>PT3H49M52S</meta:editing-duration>
    <meta:editing-cycles>7</meta:editing-cycles>
    <meta:generator>LibreOffice/6.2.8.2$Linux_X86_64 LibreOffice_project/f82ddfca21ebc1e222a662a32b25c0c9d20169ee</meta:generator>
    <meta:document-statistic meta:table-count="0" meta:image-count="0" meta:object-count="0" meta:page-count="1" meta:paragraph-count="22" meta:word-count="75" meta:character-count="279" meta:non-whitespace-character-count="238"/>
  </office:meta>
</office:document-meta>
</file>